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padding="0.0193in" fo:border="0.0008in solid #d9d9e3"/>
    </style:style>
    <style:style style:name="P2" style:family="paragraph" style:parent-style-name="Text_20_body" style:list-style-name="L1">
      <style:paragraph-properties fo:padding="0.0193in" fo:border="0.0008in solid #d9d9e3"/>
    </style:style>
    <style:style style:name="P3" style:family="paragraph" style:parent-style-name="Text_20_body" style:list-style-name="L1">
      <style:paragraph-properties fo:margin-top="0in" fo:margin-bottom="0in" fo:padding="0.0193in" fo:border="0.0008in solid #d9d9e3"/>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Artist's Name] - Crafting Virtual Realities with a Brushstroke of Innovation</text:span></text:p>
      <text:p text:style-name="P1">? <text:span text:style-name="Strong_20_Emphasis">2D/3D Artist | Animator | VR/AR Developer</text:span></text:p>
      <text:p text:style-name="P1">With over 5 years of immersive experience in the dynamic realms of animation, gaming, advertising, branding, and education, I am [Artist's Name], a versatile 2D/3D artist, animator, and Virtual Reality (VR) &amp; Augmented Reality (AR) developer.</text:p>
      <text:p text:style-name="P1"><text:span text:style-name="Strong_20_Emphasis">? Professional Journey:</text:span></text:p>
      <text:p text:style-name="P1">Embarking on my artistic journey over half a decade ago, I've honed my skills in 2D character creation, rigging, animation, and 3D character, environment, and props modeling. My creative fingerprints adorn diverse projects, ranging from engaging games and animations to captivating motion graphics, explainer videos, and cutting-edge VR/AR experiences.</text:p>
      <text:p text:style-name="P1"><text:span text:style-name="Strong_20_Emphasis">? Master of Art in Virtual and Extended Reality:</text:span></text:p>
      <text:p text:style-name="P1">Armed with a Master's degree in Virtual and Extended Reality, my technical prowess extends beyond the canvas. The program equipped me with in-depth knowledge of mixed reality development, with a particular focus on AR. I mastered the art of crafting AR experiences using Unity and Vuforia for mobile Android devices.</text:p>
      <text:p text:style-name="P1"><text:span text:style-name="Strong_20_Emphasis">? Innovation and Collaboration:</text:span></text:p>
      <text:p text:style-name="P1">In the ever-evolving landscape of virtual experiences, I not only bring technical expertise but also a collaborative spirit. My education instilled effective communication and teamwork, essential in translating client briefs into awe-inspiring realities. I thrive on turning creative visions into tangible, interactive experiences.</text:p>
      <text:p text:style-name="P1"><text:span text:style-name="Strong_20_Emphasis">? Diverse Portfolio:</text:span></text:p>
      <text:p text:style-name="P1">From the captivating realms of animation and gaming to the strategic arenas of advertising and branding, my portfolio narrates a story of versatility. I've left my mark in commercial industries, breathing life into brands, and in education, where I've used art to teach languages, emphasizing accents, and celebrating cultural diversity.</text:p>
      <text:p text:style-name="P1"><text:span text:style-name="Strong_20_Emphasis">? Why Choose [Artist's Name]?</text:span></text:p>
      <text:list xml:id="list5022785062896177568" text:style-name="L1">
        <text:list-item>
          <text:p text:style-name="P3"><text:span text:style-name="Strong_20_Emphasis">Extensive Experience:</text:span> Over 5 years in the creative industry.</text:p>
        </text:list-item>
        <text:list-item>
          <text:p text:style-name="P3"><text:span text:style-name="Strong_20_Emphasis">Masters in VR/AR:</text:span> A solid foundation in virtual and extended reality.</text:p>
        </text:list-item>
        <text:list-item>
          <text:p text:style-name="P3"><text:span text:style-name="Strong_20_Emphasis">Technical Proficiency:</text:span> Skillful in Unity and Vuforia for AR development.</text:p>
        </text:list-item>
        <text:list-item>
          <text:p text:style-name="P2"><text:span text:style-name="Strong_20_Emphasis">Versatile Portfolio:</text:span> From gaming to advertising, a spectrum of creative excellence.</text:p>
        </text:list-item>
      </text:list>
      <text:p text:style-name="P1">Let's redefine reality together. Whether you seek a captivating game, visually stunning branding, or an educational journey through accents and diversity, I am here to turn concepts into immersive experiences.</text:p>
      <text:p text:style-name="Standard"/>
      <text:p text:style-name="Standard"/>
      <text:p text:style-name="Standard"/>
      <text:p text:style-name="Standard"/>
      <text:p text:style-name="Standard"/>
      <text:p text:style-name="Standard"/>
      <text:p text:style-name="P1">? <text:span text:style-name="Strong_20_Emphasis">[Your Name] - Shaping Realities at the Intersection of Art and Technology</text:span></text:p>
      <text:p text:style-name="P1">As a 2D/3D artist with over 5 years of experience in games, motion graphics, and 2D character <text:soft-page-break/>creation and animation, I've cultivated a passion for bringing imaginations to life. Recently earning a Master's in Virtual and Extended Realities from UWE, I am now navigating the realm of AR development, with a keen focus on the education sector. Embracing the technology sector, my goal is to merge artistic creativity with cutting-edge AR innovations, redefining learning experiences. Let's weave art and technology into a new narrative!</text:p>
      <text:p text:style-name="Standard"/>
      <text:p text:style-name="Standard"/>
      <text:p text:style-name="Standard"/>
      <text:p text:style-name="Standard"/>
      <text:p text:style-name="P1">? <text:span text:style-name="Strong_20_Emphasis">[Your Name] - Transforming Realities through Art and Innovation</text:span></text:p>
      <text:p text:style-name="P1">With over 5 years of creative prowess in games, motion graphics, and 2D character creation and animation, I am a seasoned 2D/3D artist. Recently equipped with a Master's in Virtual and Extended Realities from UWE, my journey is now transitioning towards AR development, focusing on impactful applications in the education sector. Excited to bring a blend of artistic flair and technical expertise to redefine learning experiences through augmented reality. Let's create a new dimension together!</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ughu Aiyewa</meta:initial-creator>
    <meta:creation-date>2023-12-03T19:41:18.37</meta:creation-date>
    <dc:date>2023-12-03T19:58:23.85</dc:date>
    <dc:creator>Tughu Aiyewa</dc:creator>
    <meta:editing-duration>PT17M7S</meta:editing-duration>
    <meta:editing-cycles>2</meta:editing-cycles>
    <meta:generator>OpenOffice/4.1.14$Win32 OpenOffice.org_project/4114m1$Build-9811</meta:generator>
    <meta:document-statistic meta:table-count="0" meta:image-count="0" meta:object-count="0" meta:page-count="2" meta:paragraph-count="21" meta:word-count="528" meta:character-count="3516"/>
  </office:meta>
</office:document-meta>
</file>